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細明體" svg:font-family="細明體, MingLiU" style:font-family-generic="modern"/>
    <style:font-face style:name="標楷體" svg:font-family="標楷體" style:font-family-generic="script"/>
    <style:font-face style:name="Source Han Sans Normal" svg:font-family="'Source Han Sans Normal'" style:font-family-generic="swiss"/>
    <style:font-face style:name="Liberation Sans1" svg:font-family="'Liberation Sans'" style:font-adornments="標準" style:font-pitch="variable"/>
    <style:font-face style:name="教育部標準楷書" svg:font-family="教育部標準楷書" style:font-adornments="標準" style:font-pitch="variable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8.15cm" fo:margin-left="-0.344cm" table:align="left" style:writing-mode="lr-tb"/>
    </style:style>
    <style:style style:name="表格1.A" style:family="table-column">
      <style:table-column-properties style:column-width="18.15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-left="0.191cm" fo:padding-right="0.191cm" fo:padding-top="0cm" fo:padding-bottom="0cm" fo:border="1.5pt solid #000000" style:writing-mode="lr-tb"/>
    </style:style>
    <style:style style:name="表格1.2" style:family="table-row">
      <style:table-row-properties style:min-row-height="3.547cm" fo:keep-together="auto"/>
    </style:style>
    <style:style style:name="表格1.3" style:family="table-row">
      <style:table-row-properties style:min-row-height="7.668cm" fo:keep-together="auto"/>
    </style:style>
    <style:style style:name="P1" style:family="paragraph" style:parent-style-name="Footer">
      <style:paragraph-properties fo:text-align="end" style:justify-single-word="false"/>
      <style:text-properties style:font-name="Times New Roman" style:font-name-complex="Times New Roman"/>
    </style:style>
    <style:style style:name="P2" style:family="paragraph" style:parent-style-name="Definition_20_List">
      <style:paragraph-properties fo:margin-left="0cm" fo:margin-right="0cm" style:line-height-at-least="0.635cm" fo:text-indent="0cm" style:auto-text-indent="false" style:punctuation-wrap="simple" style:line-break="normal" style:snap-to-layout-grid="false"/>
      <style:text-properties officeooo:paragraph-rsid="0016931e"/>
    </style:style>
    <style:style style:name="P3" style:family="paragraph" style:parent-style-name="Definition_20_List">
      <style:paragraph-properties fo:margin-left="0cm" fo:margin-right="0cm" fo:text-indent="0cm" style:auto-text-indent="false"/>
      <style:text-properties style:font-name="Liberation Sans1" fo:font-style="normal" fo:font-weight="normal" style:font-name-asian="教育部標準楷書" style:font-style-asian="normal" style:font-weight-asian="normal"/>
    </style:style>
    <style:style style:name="P4" style:family="paragraph" style:parent-style-name="Definition_20_List">
      <style:paragraph-properties fo:margin-left="0cm" fo:margin-right="0cm" style:line-height-at-least="0.635cm" fo:text-align="justify" style:justify-single-word="false" fo:text-indent="0cm" style:auto-text-indent="false" style:punctuation-wrap="simple" style:line-break="normal" style:snap-to-layout-grid="false"/>
      <style:text-properties style:font-name="Liberation Sans1" fo:font-style="normal" fo:font-weight="normal" officeooo:paragraph-rsid="0016931e" style:font-name-asian="教育部標準楷書" style:font-style-asian="normal" style:font-weight-asian="normal"/>
    </style:style>
    <style:style style:name="P5" style:family="paragraph" style:parent-style-name="Definition_20_List">
      <style:paragraph-properties fo:margin-left="0cm" fo:margin-right="0cm" style:line-height-at-least="0.635cm" fo:text-indent="0cm" style:auto-text-indent="false" style:punctuation-wrap="simple" style:line-break="normal" style:snap-to-layout-grid="false"/>
      <style:text-properties style:font-name="Liberation Sans1" fo:font-style="normal" fo:font-weight="normal" style:font-name-asian="教育部標準楷書" style:font-style-asian="normal" style:font-weight-asian="normal"/>
    </style:style>
    <style:style style:name="P6" style:family="paragraph" style:parent-style-name="Definition_20_List">
      <style:paragraph-properties fo:margin-left="0cm" fo:margin-right="0cm" style:line-height-at-least="0.635cm" fo:text-align="start" style:justify-single-word="false" fo:text-indent="0cm" style:auto-text-indent="false" style:punctuation-wrap="simple" style:line-break="normal" style:snap-to-layout-grid="false"/>
      <style:text-properties style:font-name="Liberation Sans1" fo:font-style="normal" fo:font-weight="normal" officeooo:paragraph-rsid="0016931e" style:font-name-asian="教育部標準楷書" style:font-style-asian="normal" style:font-weight-asian="normal"/>
    </style:style>
    <style:style style:name="P7" style:family="paragraph" style:parent-style-name="Definition_20_List">
      <style:paragraph-properties fo:margin-left="0cm" fo:margin-right="0cm" fo:text-indent="0cm" style:auto-text-indent="false"/>
      <style:text-properties style:font-name="Liberation Sans1" fo:font-style="normal" fo:font-weight="normal" officeooo:paragraph-rsid="0016931e" style:font-name-asian="教育部標準楷書" style:font-style-asian="normal" style:font-weight-asian="normal"/>
    </style:style>
    <style:style style:name="P8" style:family="paragraph" style:parent-style-name="Definition_20_List">
      <style:paragraph-properties fo:margin-left="0cm" fo:margin-right="0cm" fo:text-indent="0cm" style:auto-text-indent="false"/>
      <style:text-properties officeooo:paragraph-rsid="00257873"/>
    </style:style>
    <style:style style:name="P9" style:family="paragraph" style:parent-style-name="Standard">
      <style:paragraph-properties fo:margin-left="0cm" fo:margin-right="0cm" fo:margin-top="0cm" fo:margin-bottom="0cm" loext:contextual-spacing="false" style:line-height-at-least="0.423cm" fo:text-indent="0cm" style:auto-text-indent="false" style:punctuation-wrap="simple" style:line-break="normal" style:snap-to-layout-grid="false"/>
    </style:style>
    <style:style style:name="P10" style:family="paragraph" style:parent-style-name="Standard">
      <style:paragraph-properties fo:margin-left="0cm" fo:margin-right="0cm" fo:margin-top="0cm" fo:margin-bottom="0cm" loext:contextual-spacing="false" style:line-height-at-least="0.635cm" fo:text-indent="0cm" style:auto-text-indent="false" style:punctuation-wrap="simple" style:line-break="normal" style:snap-to-layout-grid="false"/>
      <style:text-properties style:font-name="Liberation Sans1" fo:font-style="normal" fo:font-weight="normal" officeooo:paragraph-rsid="00184e81" style:font-name-asian="教育部標準楷書" style:font-style-asian="normal" style:font-weight-asian="normal"/>
    </style:style>
    <style:style style:name="P11" style:family="paragraph" style:parent-style-name="Standard">
      <style:paragraph-properties fo:margin-left="0cm" fo:margin-right="0cm" fo:margin-top="0cm" fo:margin-bottom="0cm" loext:contextual-spacing="false" style:line-height-at-least="0.423cm" fo:text-indent="0cm" style:auto-text-indent="false" style:punctuation-wrap="simple" style:line-break="normal" style:snap-to-layout-grid="false"/>
      <style:text-properties style:font-name="Liberation Sans1" fo:font-style="normal" fo:font-weight="normal" style:font-name-asian="教育部標準楷書" style:font-style-asian="normal" style:font-weight-asian="normal"/>
    </style:style>
    <style:style style:name="P1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style:line-height-at-least="0.423cm" fo:orphans="0" fo:widows="0" fo:text-indent="0cm" style:auto-text-indent="false" style:page-number="auto" fo:background-color="transparent" style:text-autospace="ideograph-alpha" style:snap-to-layout-grid="false" style:writing-mode="lr-tb"/>
      <style:text-properties style:font-name="Liberation Sans1" fo:font-style="normal" fo:font-weight="normal" officeooo:paragraph-rsid="002288af" style:font-name-asian="教育部標準楷書" style:font-style-asian="normal" style:font-weight-asian="normal"/>
    </style:style>
    <style:style style:name="P13" style:family="paragraph" style:parent-style-name="Definition_20_Term">
      <style:paragraph-properties fo:margin-left="0cm" fo:margin-right="0cm" fo:margin-top="0cm" fo:margin-bottom="0cm" loext:contextual-spacing="false" style:line-height-at-least="0.635cm" fo:text-indent="0cm" style:auto-text-indent="false" style:punctuation-wrap="simple" style:line-break="normal" style:snap-to-layout-grid="false"/>
      <style:text-properties style:font-name="Liberation Sans1" fo:font-style="normal" fo:font-weight="normal" officeooo:paragraph-rsid="00184e81" style:font-name-asian="教育部標準楷書" style:font-style-asian="normal" style:font-weight-asian="normal"/>
    </style:style>
    <style:style style:name="P14" style:family="paragraph" style:parent-style-name="Definition_20_Term">
      <style:paragraph-properties fo:margin-left="0cm" fo:margin-right="0cm" fo:margin-top="0.166cm" fo:margin-bottom="0cm" loext:contextual-spacing="false" style:line-height-at-least="0.635cm" fo:text-indent="0cm" style:auto-text-indent="false" style:punctuation-wrap="simple" style:line-break="normal" style:snap-to-layout-grid="false"/>
      <style:text-properties style:font-name="Liberation Sans1" fo:font-style="normal" fo:font-weight="normal" officeooo:paragraph-rsid="00247da4" style:font-name-asian="教育部標準楷書" style:font-style-asian="normal" style:font-weight-asian="normal"/>
    </style:style>
    <style:style style:name="P15" style:family="paragraph" style:parent-style-name="Standard">
      <style:paragraph-properties style:line-height-at-least="0.6cm" style:snap-to-layout-grid="false"/>
    </style:style>
    <style:style style:name="P16" style:family="paragraph" style:parent-style-name="Standard">
      <style:paragraph-properties style:line-height-at-least="0.6cm" style:snap-to-layout-grid="false"/>
      <style:text-properties officeooo:paragraph-rsid="00257873"/>
    </style:style>
    <style:style style:name="P17" style:family="paragraph" style:parent-style-name="Standard">
      <style:paragraph-properties style:line-height-at-least="0.6cm" style:snap-to-layout-grid="false"/>
      <style:text-properties style:font-name="Liberation Sans1" fo:font-style="normal" fo:font-weight="normal" officeooo:paragraph-rsid="00257873" style:font-name-asian="教育部標準楷書" style:font-style-asian="normal" style:font-weight-asian="normal"/>
    </style:style>
    <style:style style:name="P18" style:family="paragraph" style:parent-style-name="Standard">
      <style:paragraph-properties fo:margin-left="-0.318cm" fo:margin-right="0cm" fo:margin-top="0cm" fo:margin-bottom="0cm" loext:contextual-spacing="false" style:line-height-at-least="0.423cm" fo:text-align="end" style:justify-single-word="false" fo:text-indent="0cm" style:auto-text-indent="false" style:punctuation-wrap="simple" style:line-break="normal" style:snap-to-layout-grid="false"/>
      <style:text-properties style:font-name="Liberation Sans1" fo:font-style="normal" fo:font-weight="normal" officeooo:paragraph-rsid="0011f1f6" style:font-name-asian="教育部標準楷書" style:font-style-asian="normal" style:font-weight-asian="normal" style:font-name-complex="Times New Roman"/>
    </style:style>
    <style:style style:name="P19" style:family="paragraph" style:parent-style-name="Standard">
      <style:paragraph-properties fo:margin-top="0cm" fo:margin-bottom="0cm" loext:contextual-spacing="false" style:line-height-at-least="0.635cm" style:punctuation-wrap="simple" style:line-break="normal" style:snap-to-layout-grid="false"/>
      <style:text-properties style:font-name="Liberation Sans1" fo:font-style="normal" fo:font-weight="normal" style:font-name-asian="教育部標準楷書" style:font-style-asian="normal" style:font-weight-asian="normal"/>
    </style:style>
    <style:style style:name="P20" style:family="paragraph" style:parent-style-name="Standard">
      <style:paragraph-properties fo:margin-top="0cm" fo:margin-bottom="0cm" loext:contextual-spacing="false" style:line-height-at-least="0.635cm" style:punctuation-wrap="simple" style:line-break="normal" style:snap-to-layout-grid="false"/>
      <style:text-properties style:font-name="Liberation Sans1" fo:font-style="normal" fo:font-weight="normal" officeooo:paragraph-rsid="00184e81" style:font-name-asian="教育部標準楷書" style:font-style-asian="normal" style:font-weight-asian="normal"/>
    </style:style>
    <style:style style:name="P21" style:family="paragraph" style:parent-style-name="Standard">
      <style:paragraph-properties fo:margin-top="0cm" fo:margin-bottom="0cm" loext:contextual-spacing="false" style:line-height-at-least="0.635cm" style:text-autospace="ideograph-alpha" style:snap-to-layout-grid="false"/>
      <style:text-properties style:font-name="Liberation Sans1" fo:font-style="normal" fo:font-weight="normal" style:font-name-asian="教育部標準楷書" style:font-style-asian="normal" style:font-weight-asian="normal"/>
    </style:style>
    <style:style style:name="P22" style:family="paragraph" style:parent-style-name="Standard">
      <style:paragraph-properties fo:margin-top="0cm" fo:margin-bottom="0cm" loext:contextual-spacing="false" style:line-height-at-least="0.635cm" fo:text-align="start" style:justify-single-word="false" style:punctuation-wrap="simple" style:line-break="normal" style:snap-to-layout-grid="false"/>
      <style:text-properties style:font-name="Liberation Sans1" fo:font-style="normal" fo:font-weight="normal" officeooo:paragraph-rsid="00247da4" style:font-name-asian="教育部標準楷書" style:font-style-asian="normal" style:font-weight-asian="normal"/>
    </style:style>
    <style:style style:name="P23" style:family="paragraph" style:parent-style-name="Standard">
      <style:paragraph-properties fo:margin-top="0cm" fo:margin-bottom="0cm" loext:contextual-spacing="false" style:line-height-at-least="0.882cm" style:text-autospace="ideograph-alpha" style:snap-to-layout-grid="false"/>
      <style:text-properties style:font-name="Liberation Sans1" fo:font-style="normal" fo:font-weight="normal" style:font-name-asian="教育部標準楷書" style:font-style-asian="normal" style:font-weight-asian="normal"/>
    </style:style>
    <style:style style:name="P24" style:family="paragraph" style:parent-style-name="Standard">
      <style:paragraph-properties fo:margin-top="0cm" fo:margin-bottom="0cm" loext:contextual-spacing="false" style:line-height-at-least="1.058cm" style:punctuation-wrap="simple" style:line-break="normal" style:snap-to-layout-grid="false"/>
      <style:text-properties fo:color="#000000" style:font-name="Liberation Sans1" fo:font-size="15pt" fo:font-style="normal" fo:font-weight="normal" style:font-name-asian="教育部標準楷書" style:font-size-asian="15pt" style:font-style-asian="normal" style:font-weight-asian="normal" style:font-name-complex="新細明體1" style:font-size-complex="15pt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false" style:line-height-at-least="0.635cm" fo:text-indent="0.656cm" style:auto-text-indent="false" style:punctuation-wrap="simple" style:line-break="normal" style:snap-to-layout-grid="false"/>
      <style:text-properties style:font-name="Liberation Sans1" fo:font-style="normal" fo:font-weight="normal" officeooo:paragraph-rsid="00184e81" style:font-name-asian="教育部標準楷書" style:font-style-asian="normal" style:font-weight-asian="normal"/>
    </style:style>
    <style:style style:name="P26" style:family="paragraph" style:parent-style-name="Definition_20_Term">
      <style:paragraph-properties fo:margin-left="0cm" fo:margin-right="0cm" style:line-height-at-least="0.635cm" fo:text-indent="0.635cm" style:auto-text-indent="false" style:punctuation-wrap="simple" style:line-break="normal" style:snap-to-layout-grid="false"/>
      <style:text-properties style:font-name="Liberation Sans1" fo:font-style="normal" fo:font-weight="normal" officeooo:paragraph-rsid="00184e81" style:font-name-asian="教育部標準楷書" style:font-style-asian="normal" style:font-weight-asian="normal"/>
    </style:style>
    <style:style style:name="P27" style:family="paragraph" style:parent-style-name="Standard">
      <style:paragraph-properties fo:margin-left="0cm" fo:margin-right="0cm" fo:margin-top="0.176cm" fo:margin-bottom="0cm" loext:contextual-spacing="false" style:line-height-at-least="0.635cm" fo:text-indent="0.423cm" style:auto-text-indent="false" style:punctuation-wrap="simple" style:line-break="normal" style:snap-to-layout-grid="false">
        <style:tab-stops>
          <style:tab-stop style:position="7.832cm"/>
        </style:tab-stops>
      </style:paragraph-properties>
      <style:text-properties fo:color="#000000" style:font-name="Liberation Sans1" fo:font-style="normal" fo:font-weight="normal" officeooo:paragraph-rsid="00184e81" style:font-name-asian="教育部標準楷書" style:font-style-asian="normal" style:font-weight-asian="normal" style:font-name-complex="標楷體"/>
    </style:style>
    <style:style style:name="P28" style:family="paragraph" style:parent-style-name="Standard">
      <style:paragraph-properties fo:margin-left="0cm" fo:margin-right="0cm" style:line-height-at-least="0.6cm" fo:text-indent="0.423cm" style:auto-text-indent="false" style:snap-to-layout-grid="false"/>
      <style:text-properties fo:color="#ff0000" style:font-name="Liberation Sans1" fo:font-style="normal" fo:font-weight="normal" style:font-name-asian="教育部標準楷書" style:font-style-asian="normal" style:font-weight-asian="normal" style:font-name-complex="標楷體"/>
    </style:style>
    <style:style style:name="P29" style:family="paragraph" style:parent-style-name="Standard">
      <style:paragraph-properties fo:margin-left="0cm" fo:margin-right="0cm" style:line-height-at-least="0.6cm" fo:text-indent="0.445cm" style:auto-text-indent="false" style:snap-to-layout-grid="false"/>
      <style:text-properties style:font-name="Liberation Sans1" fo:font-style="normal" fo:font-weight="normal" style:font-name-asian="教育部標準楷書" style:font-style-asian="normal" style:font-weight-asian="normal"/>
    </style:style>
    <style:style style:name="P30" style:family="paragraph" style:parent-style-name="Standard" style:master-page-name="">
      <loext:graphic-properties draw:fill="none"/>
      <style:paragraph-properties fo:margin-left="0.3cm" fo:margin-right="-0.199cm" fo:margin-top="0cm" fo:margin-bottom="0cm" loext:contextual-spacing="false" style:line-height-at-least="0.882cm" fo:orphans="0" fo:widows="0" fo:text-indent="-0.3cm" style:auto-text-indent="false" style:page-number="auto" fo:background-color="transparent" style:text-autospace="none" style:punctuation-wrap="simple" style:line-break="normal" style:snap-to-layout-grid="false" style:writing-mode="lr-tb"/>
      <style:text-properties style:font-name="Liberation Sans1" fo:font-size="14pt" fo:font-style="normal" fo:font-weight="normal" style:font-name-asian="教育部標準楷書" style:font-size-asian="14pt" style:font-style-asian="normal" style:font-weight-asian="normal" style:font-size-complex="14pt"/>
    </style:style>
    <style:style style:name="P31" style:family="paragraph" style:parent-style-name="Standard" style:master-page-name="">
      <loext:graphic-properties draw:fill="none"/>
      <style:paragraph-properties fo:margin-left="0.3cm" fo:margin-right="-0.7cm" fo:margin-top="0cm" fo:margin-bottom="0cm" loext:contextual-spacing="false" style:line-height-at-least="0.635cm" fo:orphans="0" fo:widows="0" fo:text-indent="-0.3cm" style:auto-text-indent="false" style:page-number="auto" fo:background-color="transparent" style:text-autospace="none" style:punctuation-wrap="simple" style:line-break="normal" style:snap-to-layout-grid="false" style:writing-mode="lr-tb"/>
      <style:text-properties style:font-name="Liberation Sans1" fo:font-size="14pt" fo:font-style="normal" fo:font-weight="normal" officeooo:paragraph-rsid="0019f0cd" style:font-name-asian="教育部標準楷書" style:font-size-asian="14pt" style:font-style-asian="normal" style:font-weight-asian="normal" style:font-size-complex="14pt"/>
    </style:style>
    <style:style style:name="P32" style:family="paragraph" style:parent-style-name="Standard">
      <loext:graphic-properties draw:fill="none"/>
      <style:paragraph-properties fo:margin-left="0.3cm" fo:margin-right="-0.7cm" fo:margin-top="0cm" fo:margin-bottom="0cm" loext:contextual-spacing="false" style:line-height-at-least="0.635cm" fo:orphans="0" fo:widows="0" fo:text-indent="-0.3cm" style:auto-text-indent="false" fo:background-color="transparent" style:text-autospace="none" style:punctuation-wrap="simple" style:line-break="normal" style:snap-to-layout-grid="false" style:writing-mode="lr-tb"/>
      <style:text-properties style:font-name="Liberation Sans1" fo:font-size="14pt" fo:font-style="normal" fo:font-weight="normal" officeooo:paragraph-rsid="0019f0cd" style:font-name-asian="教育部標準楷書" style:font-size-asian="14pt" style:font-style-asian="normal" style:font-weight-asian="normal" style:font-size-complex="14pt"/>
    </style:style>
    <style:style style:name="P33" style:family="paragraph" style:parent-style-name="Standard" style:master-page-name="">
      <loext:graphic-properties draw:fill="none"/>
      <style:paragraph-properties fo:margin-left="0cm" fo:margin-right="-0.7cm" fo:margin-top="0cm" fo:margin-bottom="0cm" loext:contextual-spacing="false" style:line-height-at-least="0.635cm" fo:orphans="0" fo:widows="0" fo:text-indent="0cm" style:auto-text-indent="false" style:page-number="auto" fo:background-color="transparent" style:text-autospace="none" style:punctuation-wrap="simple" style:line-break="normal" style:snap-to-layout-grid="false" style:writing-mode="lr-tb"/>
      <style:text-properties style:font-name="Liberation Sans1" fo:font-size="14pt" fo:font-style="normal" fo:font-weight="normal" style:font-name-asian="教育部標準楷書" style:font-size-asian="14pt" style:font-style-asian="normal" style:font-weight-asian="normal" style:font-size-complex="14pt"/>
    </style:style>
    <style:style style:name="P34" style:family="paragraph" style:parent-style-name="Standard">
      <style:paragraph-properties fo:margin-left="0.423cm" fo:margin-right="0cm" fo:margin-top="0.275cm" fo:margin-bottom="0cm" loext:contextual-spacing="false" style:line-height-at-least="0.635cm" fo:text-indent="-0.423cm" style:auto-text-indent="false" style:punctuation-wrap="simple" style:line-break="normal" style:snap-to-layout-grid="false"/>
      <style:text-properties style:font-name="Liberation Sans1" fo:font-style="normal" fo:font-weight="normal" style:font-name-asian="教育部標準楷書" style:font-style-asian="normal" style:font-weight-asian="normal"/>
    </style:style>
    <style:style style:name="P35" style:family="paragraph" style:parent-style-name="Standard" style:master-page-name="">
      <loext:graphic-properties draw:fill="none"/>
      <style:paragraph-properties fo:margin-left="1.101cm" fo:margin-right="0cm" fo:margin-top="0cm" fo:margin-bottom="0cm" loext:contextual-spacing="false" style:line-height-at-least="0.423cm" fo:orphans="0" fo:widows="0" fo:text-indent="-1.101cm" style:auto-text-indent="false" style:page-number="auto" fo:background-color="transparent" style:text-autospace="ideograph-alpha" style:snap-to-layout-grid="false" style:writing-mode="lr-tb"/>
      <style:text-properties style:font-name="Liberation Sans1" fo:font-style="normal" fo:font-weight="normal" style:font-name-asian="教育部標準楷書" style:font-style-asian="normal" style:font-weight-asian="normal"/>
    </style:style>
    <style:style style:name="P36" style:family="paragraph" style:parent-style-name="Standard" style:master-page-name="">
      <loext:graphic-properties draw:fill="none"/>
      <style:paragraph-properties fo:margin-left="1.3cm" fo:margin-right="-0.801cm" fo:margin-top="0cm" fo:margin-bottom="0cm" loext:contextual-spacing="false" style:line-height-at-least="0.423cm" fo:orphans="0" fo:widows="0" fo:text-indent="0cm" style:auto-text-indent="false" style:page-number="auto" fo:background-color="transparent" style:text-autospace="ideograph-alpha" style:snap-to-layout-grid="false" style:writing-mode="lr-tb"/>
      <style:text-properties style:font-name="Liberation Sans1" fo:font-style="normal" fo:font-weight="normal" style:font-name-asian="教育部標準楷書" style:font-style-asian="normal" style:font-weight-asian="normal"/>
    </style:style>
    <style:style style:name="P37" style:family="paragraph" style:parent-style-name="Standard" style:master-page-name="">
      <loext:graphic-properties draw:fill="none"/>
      <style:paragraph-properties fo:margin-left="0cm" fo:margin-right="-0.3cm" fo:margin-top="0cm" fo:margin-bottom="0cm" loext:contextual-spacing="false" style:line-height-at-least="0.423cm" fo:orphans="0" fo:widows="0" fo:text-indent="0cm" style:auto-text-indent="false" style:page-number="auto" fo:background-color="transparent" style:text-autospace="ideograph-alpha" style:snap-to-layout-grid="false" style:writing-mode="lr-tb"/>
      <style:text-properties style:font-name="Liberation Sans1" fo:font-style="normal" fo:font-weight="normal" style:font-name-asian="教育部標準楷書" style:font-style-asian="normal" style:font-weight-asian="normal"/>
    </style:style>
    <style:style style:name="P38" style:family="paragraph" style:parent-style-name="Standard">
      <style:paragraph-properties fo:margin-left="0cm" fo:margin-right="-0.272cm" fo:margin-top="0cm" fo:margin-bottom="0cm" loext:contextual-spacing="false" style:line-height-at-least="0.423cm" fo:text-indent="1.27cm" style:auto-text-indent="false" style:text-autospace="ideograph-alpha" style:snap-to-layout-grid="false"/>
      <style:text-properties style:font-name="Liberation Sans1" fo:font-style="normal" fo:font-weight="normal" style:font-name-asian="教育部標準楷書" style:font-style-asian="normal" style:font-weight-asian="normal"/>
    </style:style>
    <style:style style:name="P39" style:family="paragraph" style:parent-style-name="Standard">
      <style:paragraph-properties fo:margin-left="0cm" fo:margin-right="0cm" fo:margin-top="0cm" fo:margin-bottom="0cm" loext:contextual-spacing="false" style:line-height-at-least="0.423cm" fo:text-indent="1.482cm" style:auto-text-indent="false" style:text-autospace="ideograph-alpha" style:snap-to-layout-grid="false">
        <style:tab-stops>
          <style:tab-stop style:position="1.27cm"/>
        </style:tab-stops>
      </style:paragraph-properties>
      <style:text-properties style:font-name="Liberation Sans1" fo:font-style="normal" fo:font-weight="normal" style:font-name-asian="教育部標準楷書" style:font-style-asian="normal" style:font-weight-asian="normal"/>
    </style:style>
    <style:style style:name="P40" style:family="paragraph" style:parent-style-name="Definition_20_Term">
      <style:text-properties style:font-name="Liberation Sans1" fo:font-style="normal" fo:font-weight="normal" style:font-name-asian="教育部標準楷書" style:font-style-asian="normal" style:font-weight-asian="normal"/>
    </style:style>
    <style:style style:name="P41" style:family="paragraph" style:parent-style-name="Definition_20_Term">
      <style:paragraph-properties style:line-height-at-least="0.635cm" fo:text-align="justify" style:justify-single-word="false" style:punctuation-wrap="simple" style:line-break="normal" style:snap-to-layout-grid="false"/>
      <style:text-properties style:font-name="Liberation Sans1" fo:font-style="normal" fo:font-weight="normal" style:font-name-asian="教育部標準楷書" style:font-style-asian="normal" style:font-weight-asian="normal"/>
    </style:style>
    <style:style style:name="P42" style:family="paragraph" style:parent-style-name="Definition_20_Term">
      <style:paragraph-properties style:line-height-at-least="0.635cm" style:punctuation-wrap="simple" style:line-break="normal" style:snap-to-layout-grid="false"/>
      <style:text-properties style:font-name="Liberation Sans1" fo:font-style="normal" fo:font-weight="normal" style:font-name-asian="教育部標準楷書" style:font-style-asian="normal" style:font-weight-asian="normal"/>
    </style:style>
    <style:style style:name="P43" style:family="paragraph" style:parent-style-name="Definition_20_Term">
      <style:paragraph-properties style:line-height-at-least="0.635cm" style:punctuation-wrap="simple" style:line-break="normal" style:snap-to-layout-grid="false"/>
      <style:text-properties style:font-name="Liberation Sans1" fo:font-style="normal" fo:font-weight="normal" officeooo:paragraph-rsid="0017b643" style:font-name-asian="教育部標準楷書" style:font-style-asian="normal" style:font-weight-asian="normal"/>
    </style:style>
    <style:style style:name="P44" style:family="paragraph" style:parent-style-name="Definition_20_Term">
      <style:paragraph-properties style:line-height-at-least="0.635cm" style:punctuation-wrap="simple" style:line-break="normal" style:snap-to-layout-grid="false"/>
      <style:text-properties style:font-name="Liberation Sans1" fo:font-style="normal" fo:font-weight="normal" officeooo:paragraph-rsid="0016931e" style:font-name-asian="教育部標準楷書" style:font-style-asian="normal" style:font-weight-asian="normal"/>
    </style:style>
    <style:style style:name="P45" style:family="paragraph" style:parent-style-name="Definition_20_Term">
      <style:paragraph-properties style:line-height-at-least="0.635cm" style:punctuation-wrap="simple" style:line-break="normal" style:snap-to-layout-grid="false"/>
      <style:text-properties style:font-name="Liberation Sans1" fo:font-style="normal" fo:font-weight="normal" officeooo:paragraph-rsid="00184e81" style:font-name-asian="教育部標準楷書" style:font-style-asian="normal" style:font-weight-asian="normal"/>
    </style:style>
    <style:style style:name="P46" style:family="paragraph" style:parent-style-name="Definition_20_Term">
      <style:paragraph-properties style:line-height-at-least="0.635cm" style:punctuation-wrap="simple" style:line-break="normal" style:snap-to-layout-grid="false"/>
      <style:text-properties style:font-name="Liberation Sans1" fo:font-style="normal" fo:font-weight="normal" officeooo:paragraph-rsid="002288af" style:font-name-asian="教育部標準楷書" style:font-style-asian="normal" style:font-weight-asian="normal"/>
    </style:style>
    <style:style style:name="P47" style:family="paragraph" style:parent-style-name="Definition_20_Term">
      <style:paragraph-properties style:line-height-at-least="0.635cm" style:punctuation-wrap="simple" style:line-break="normal" style:snap-to-layout-grid="false"/>
      <style:text-properties style:font-name="Liberation Sans1" fo:font-style="normal" fo:font-weight="normal" officeooo:paragraph-rsid="0019f0cd" style:font-name-asian="教育部標準楷書" style:font-style-asian="normal" style:font-weight-asian="normal"/>
    </style:style>
    <style:style style:name="P48" style:family="paragraph" style:parent-style-name="Definition_20_Term">
      <style:paragraph-properties style:line-height-at-least="0.635cm" style:punctuation-wrap="simple" style:line-break="normal" style:snap-to-layout-grid="false"/>
      <style:text-properties style:font-name="Liberation Sans1" fo:font-style="normal" fo:font-weight="normal" officeooo:paragraph-rsid="00247da4" style:font-name-asian="教育部標準楷書" style:font-style-asian="normal" style:font-weight-asian="normal"/>
    </style:style>
    <style:style style:name="P49" style:family="paragraph" style:parent-style-name="Definition_20_Term">
      <style:paragraph-properties style:line-height-at-least="0.635cm" style:punctuation-wrap="simple" style:line-break="normal" style:snap-to-layout-grid="false">
        <style:tab-stops>
          <style:tab-stop style:position="7.832cm"/>
        </style:tab-stops>
      </style:paragraph-properties>
      <style:text-properties style:font-name="Liberation Sans1" fo:font-style="normal" fo:font-weight="normal" style:font-name-asian="教育部標準楷書" style:font-style-asian="normal" style:font-weight-asian="normal"/>
    </style:style>
    <style:style style:name="P50" style:family="paragraph" style:parent-style-name="Definition_20_Term">
      <style:paragraph-properties style:line-height-at-least="0.635cm" style:punctuation-wrap="simple" style:line-break="normal" style:snap-to-layout-grid="false">
        <style:tab-stops>
          <style:tab-stop style:position="7.832cm"/>
        </style:tab-stops>
      </style:paragraph-properties>
      <style:text-properties style:font-name="Liberation Sans1" fo:font-style="normal" fo:font-weight="normal" officeooo:paragraph-rsid="00257873" style:font-name-asian="教育部標準楷書" style:font-style-asian="normal" style:font-weight-asian="normal"/>
    </style:style>
    <style:style style:name="P51" style:family="paragraph" style:parent-style-name="Definition_20_Term">
      <style:text-properties style:font-name="Liberation Sans1" fo:font-style="normal" fo:font-weight="normal" officeooo:paragraph-rsid="0016931e" style:font-name-asian="教育部標準楷書" style:font-style-asian="normal" style:font-weight-asian="normal"/>
    </style:style>
    <style:style style:name="P52" style:family="paragraph" style:parent-style-name="Definition_20_Term">
      <style:paragraph-properties fo:margin-top="0.275cm" fo:margin-bottom="0cm" loext:contextual-spacing="false" style:line-height-at-least="0.635cm" style:punctuation-wrap="simple" style:line-break="normal" style:snap-to-layout-grid="false"/>
      <style:text-properties style:font-name="Liberation Sans1" fo:font-style="normal" fo:font-weight="normal" officeooo:paragraph-rsid="0016931e" style:font-name-asian="教育部標準楷書" style:font-style-asian="normal" style:font-weight-asian="normal"/>
    </style:style>
    <style:style style:name="P53" style:family="paragraph" style:parent-style-name="Definition_20_Term">
      <style:paragraph-properties fo:margin-top="0.166cm" fo:margin-bottom="0cm" loext:contextual-spacing="false" style:line-height-at-least="0.635cm" style:punctuation-wrap="simple" style:line-break="normal" style:snap-to-layout-grid="false"/>
      <style:text-properties style:font-name="Liberation Sans1" fo:font-style="normal" fo:font-weight="normal" officeooo:paragraph-rsid="0016931e" style:font-name-asian="教育部標準楷書" style:font-style-asian="normal" style:font-weight-asian="normal"/>
    </style:style>
    <style:style style:name="P54" style:family="paragraph" style:parent-style-name="Definition_20_Term">
      <style:paragraph-properties fo:margin-left="1.058cm" fo:margin-right="0cm" style:line-height-at-least="0.635cm" fo:text-indent="-0.423cm" style:auto-text-indent="false" style:punctuation-wrap="simple" style:line-break="normal" style:snap-to-layout-grid="false"/>
      <style:text-properties style:font-name="Liberation Sans1" fo:font-style="normal" fo:font-weight="normal" officeooo:paragraph-rsid="00247da4" style:font-name-asian="教育部標準楷書" style:font-style-asian="normal" style:font-weight-asian="normal"/>
    </style:style>
    <style:style style:name="P55" style:family="paragraph" style:parent-style-name="Definition_20_Term">
      <style:paragraph-properties fo:margin-left="0.445cm" fo:margin-right="0cm" style:line-height-at-least="0.635cm" fo:text-indent="0.212cm" style:auto-text-indent="false" style:punctuation-wrap="simple" style:line-break="normal" style:snap-to-layout-grid="false"/>
      <style:text-properties style:font-name="Liberation Sans1" fo:font-style="normal" fo:font-weight="normal" style:font-name-asian="教育部標準楷書" style:font-style-asian="normal" style:font-weight-asian="normal"/>
    </style:style>
    <style:style style:name="P56" style:family="paragraph" style:parent-style-name="Header">
      <style:paragraph-properties fo:line-height="0.635cm" fo:text-align="center" style:justify-single-word="false"/>
      <style:text-properties fo:color="#000000" style:font-name="Liberation Sans1" fo:font-size="18pt" fo:font-style="normal" fo:font-weight="normal" style:font-name-asian="教育部標準楷書" style:font-size-asian="18pt" style:font-style-asian="normal" style:font-weight-asian="normal"/>
    </style:style>
    <style:style style:name="P57" style:family="paragraph" style:parent-style-name="Definition_20_List">
      <style:text-properties style:font-name="Liberation Sans1" fo:font-style="normal" fo:font-weight="normal" style:font-name-asian="教育部標準楷書" style:font-style-asian="normal" style:font-weight-asian="normal" style:font-name-complex="新細明體1"/>
    </style:style>
    <style:style style:name="P58" style:family="paragraph" style:parent-style-name="Definition_20_List">
      <style:text-properties style:font-name="Liberation Sans1" fo:font-style="normal" fo:font-weight="normal" officeooo:paragraph-rsid="0016931e" style:font-name-asian="教育部標準楷書" style:font-style-asian="normal" style:font-weight-asian="normal"/>
    </style:style>
    <style:style style:name="P59" style:family="paragraph" style:parent-style-name="Definition_20_List">
      <style:text-properties style:font-name="Liberation Sans1" fo:font-style="normal" fo:font-weight="normal" officeooo:paragraph-rsid="00257873" style:font-name-asian="教育部標準楷書" style:font-style-asian="normal" style:font-weight-asian="normal"/>
    </style:style>
    <style:style style:name="P60" style:family="paragraph" style:parent-style-name="Definition_20_List">
      <style:paragraph-properties fo:margin-left="0cm" fo:margin-right="0cm" fo:text-indent="3.175cm" style:auto-text-indent="false"/>
      <style:text-properties style:font-name="Liberation Sans1" fo:font-style="normal" fo:font-weight="normal" officeooo:paragraph-rsid="0019f0cd" style:font-name-asian="教育部標準楷書" style:font-style-asian="normal" style:font-weight-asian="normal"/>
    </style:style>
    <style:style style:name="P61" style:family="paragraph" style:parent-style-name="Standard">
      <style:paragraph-properties style:line-height-at-least="0.6cm" style:snap-to-layout-grid="false"/>
      <style:text-properties style:font-name="Liberation Sans1" fo:font-style="normal" style:text-underline-style="solid" style:text-underline-width="auto" style:text-underline-color="font-color" fo:font-weight="normal" officeooo:rsid="00257873" officeooo:paragraph-rsid="00257873" style:font-name-asian="教育部標準楷書" style:font-style-asian="normal" style:font-weight-asian="normal" style:font-name-complex="Times New Roman"/>
    </style:style>
    <style:style style:name="P6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style:line-height-at-least="0.423cm" fo:orphans="0" fo:widows="0" fo:text-indent="1.3cm" style:auto-text-indent="false" style:page-number="auto" fo:background-color="transparent" style:text-autospace="ideograph-alpha" style:snap-to-layout-grid="false" style:writing-mode="lr-tb">
        <style:tab-stops>
          <style:tab-stop style:position="1.214cm"/>
        </style:tab-stops>
      </style:paragraph-properties>
      <style:text-properties fo:color="#000000" style:font-name="Liberation Sans1" fo:font-size="12pt" fo:language="en" fo:country="US" fo:font-style="normal" fo:font-weight="normal" officeooo:rsid="002288af" officeooo:paragraph-rsid="002288af" style:font-name-asian="教育部標準楷書" style:font-size-asian="12pt" style:language-asian="zh" style:country-asian="TW" style:font-style-asian="normal" style:font-weight-asian="normal" style:font-name-complex="Verdana" style:font-size-complex="12pt" style:language-complex="ar" style:country-complex="SA" style:font-weight-complex="bold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loext:contextual-spacing="false" style:line-height-at-least="0.423cm" fo:orphans="0" fo:widows="0" fo:text-indent="1.3cm" style:auto-text-indent="false" fo:background-color="transparent" style:text-autospace="ideograph-alpha" style:snap-to-layout-grid="false" style:writing-mode="lr-tb">
        <style:tab-stops>
          <style:tab-stop style:position="1.214cm"/>
        </style:tab-stops>
      </style:paragraph-properties>
      <style:text-properties fo:color="#000000" style:font-name="Liberation Sans1" fo:font-size="12pt" fo:language="en" fo:country="US" fo:font-style="normal" fo:font-weight="normal" officeooo:rsid="002288af" officeooo:paragraph-rsid="002288af" style:font-name-asian="教育部標準楷書" style:font-size-asian="12pt" style:language-asian="zh" style:country-asian="TW" style:font-style-asian="normal" style:font-weight-asian="normal" style:font-name-complex="Verdana" style:font-size-complex="12pt" style:language-complex="ar" style:country-complex="SA" style:font-weight-complex="bold"/>
    </style:style>
    <style:style style:name="P64" style:family="paragraph" style:parent-style-name="Standard">
      <style:paragraph-properties fo:margin-left="0cm" fo:margin-right="0cm" style:line-height-at-least="0.6cm" fo:text-indent="0.635cm" style:auto-text-indent="false" style:snap-to-layout-grid="false"/>
      <style:text-properties style:font-name="Liberation Sans1" fo:font-style="normal" fo:font-weight="normal" officeooo:paragraph-rsid="00270f82" style:font-name-asian="教育部標準楷書" style:font-style-asian="normal" style:font-weight-asian="normal"/>
    </style:style>
    <style:style style:name="P65" style:family="paragraph" style:parent-style-name="Header" style:master-page-name="Standard">
      <style:paragraph-properties fo:line-height="0.635cm" fo:text-align="center" style:justify-single-word="false" style:page-number="auto"/>
      <style:text-properties fo:color="#000000" style:font-name="Liberation Sans1" fo:font-size="18pt" fo:font-style="normal" fo:font-weight="normal" style:font-name-asian="教育部標準楷書" style:font-size-asian="18pt" style:font-style-asian="normal" style:font-weight-asian="normal"/>
    </style:style>
    <style:style style:name="T1" style:family="text">
      <style:text-properties officeooo:rsid="002288af"/>
    </style:style>
    <style:style style:name="T2" style:family="text">
      <style:text-properties fo:color="#000000"/>
    </style:style>
    <style:style style:name="T3" style:family="text">
      <style:text-properties fo:color="#000000" style:font-name-complex="細明體"/>
    </style:style>
    <style:style style:name="T4" style:family="text">
      <style:text-properties fo:color="#000000" style:text-underline-style="solid" style:text-underline-width="auto" style:text-underline-color="font-color"/>
    </style:style>
    <style:style style:name="T5" style:family="text">
      <style:text-properties fo:color="#000000" fo:font-size="10.5pt" style:font-size-asian="10.5pt" style:font-name-complex="Times New Roman" style:font-size-complex="10.5pt"/>
    </style:style>
    <style:style style:name="T6" style:family="text">
      <style:text-properties fo:color="#000000" style:text-outline="false" fo:font-size="16pt" fo:text-shadow="1pt 1pt" style:text-underline-style="solid" style:text-underline-width="auto" style:text-underline-color="font-color" style:font-size-asian="16pt" style:font-name-complex="新細明體1" style:font-size-complex="16pt" style:font-style-complex="italic" style:font-weight-complex="bold"/>
    </style:style>
    <style:style style:name="T7" style:family="text">
      <style:text-properties fo:color="#000000" style:text-outline="false" fo:font-size="16pt" fo:text-shadow="1pt 1pt" style:text-underline-style="solid" style:text-underline-width="auto" style:text-underline-color="font-color" style:font-size-asian="16pt" style:font-name-complex="新細明體1" style:font-size-complex="16pt" style:font-weight-complex="bold"/>
    </style:style>
    <style:style style:name="T8" style:family="text">
      <style:text-properties fo:color="#000000" style:text-outline="false" fo:font-size="16pt" fo:text-shadow="1pt 1pt" style:text-underline-style="none" style:font-size-asian="16pt" style:font-name-complex="新細明體1" style:font-size-complex="16pt" style:font-weight-complex="bold"/>
    </style:style>
    <style:style style:name="T9" style:family="text">
      <style:text-properties fo:color="#000000" style:text-outline="false" fo:font-size="16pt" fo:text-shadow="1pt 1pt" style:font-size-asian="16pt" style:font-name-complex="新細明體1" style:font-size-complex="16pt" style:font-weight-complex="bold"/>
    </style:style>
    <style:style style:name="T10" style:family="text">
      <style:text-properties fo:color="#000000" style:font-name-complex="標楷體"/>
    </style:style>
    <style:style style:name="T11" style:family="text">
      <style:text-properties fo:color="#000000" style:font-name-complex="標楷體" style:font-weight-complex="bold"/>
    </style:style>
    <style:style style:name="T12" style:family="text">
      <style:text-properties fo:color="#000000" style:font-name-complex="標楷體" style:font-style-complex="italic" style:font-weight-complex="bold"/>
    </style:style>
    <style:style style:name="T13" style:family="text">
      <style:text-properties fo:color="#000000" officeooo:rsid="001cdd94" style:font-name-complex="標楷體"/>
    </style:style>
    <style:style style:name="T14" style:family="text">
      <style:text-properties fo:color="#000000" style:font-name-complex="新細明體1"/>
    </style:style>
    <style:style style:name="T15" style:family="text">
      <style:text-properties fo:color="#000000" style:font-name-complex="新細明體1" style:font-weight-complex="bold"/>
    </style:style>
    <style:style style:name="T16" style:family="text">
      <style:text-properties fo:color="#000000" style:text-underline-style="none" style:font-name-complex="標楷體"/>
    </style:style>
    <style:style style:name="T17" style:family="text">
      <style:text-properties fo:color="#000000" fo:font-size="14pt" style:font-size-asian="14pt" style:font-name-complex="標楷體" style:font-size-complex="14pt"/>
    </style:style>
    <style:style style:name="T18" style:family="text">
      <style:text-properties fo:color="#000000" style:font-name-complex="Times New Roman"/>
    </style:style>
    <style:style style:name="T19" style:family="text">
      <style:text-properties fo:color="#000000" fo:font-size="16pt" style:text-underline-style="solid" style:text-underline-width="auto" style:text-underline-color="font-color" style:font-size-asian="16pt" style:font-name-complex="新細明體1" style:font-size-complex="16pt" style:font-style-complex="italic" style:font-weight-complex="bold"/>
    </style:style>
    <style:style style:name="T20" style:family="text">
      <style:text-properties fo:color="#000000" fo:font-size="16pt" style:font-size-asian="16pt" style:font-name-complex="Times New Roman" style:font-size-complex="16pt"/>
    </style:style>
    <style:style style:name="T21" style:family="text">
      <style:text-properties fo:color="#000000" style:font-name-complex="Verdana"/>
    </style:style>
    <style:style style:name="T22" style:family="text">
      <style:text-properties fo:color="#000000" style:font-name-complex="Verdana" style:font-weight-complex="bold"/>
    </style:style>
    <style:style style:name="T23" style:family="text">
      <style:text-properties fo:color="#000000" fo:font-size="15pt" style:font-size-asian="15pt" style:font-name-complex="Times New Roman" style:font-size-complex="15pt"/>
    </style:style>
    <style:style style:name="T24" style:family="text">
      <style:text-properties fo:color="#000000" fo:font-size="11pt" style:font-size-asian="11pt" style:font-name-complex="Verdana" style:font-size-complex="11pt"/>
    </style:style>
    <style:style style:name="T25" style:family="text">
      <style:text-properties fo:color="#000000" fo:font-size="11pt" style:font-size-asian="11pt" style:font-size-complex="11pt"/>
    </style:style>
    <style:style style:name="T26" style:family="text">
      <style:text-properties fo:color="#000000" fo:font-size="11.5pt" style:font-size-asian="11.5pt" style:font-name-complex="Verdana" style:font-size-complex="11.5pt"/>
    </style:style>
    <style:style style:name="T27" style:family="text">
      <style:text-properties fo:color="#000000" fo:font-size="12pt" style:font-size-asian="12pt" style:font-size-complex="12pt"/>
    </style:style>
    <style:style style:name="T28" style:family="text">
      <style:text-properties fo:color="#000000" style:font-name="Liberation Sans1" fo:font-style="normal" fo:font-weight="normal" style:font-name-asian="教育部標準楷書" style:font-style-asian="normal" style:font-weight-asian="normal"/>
    </style:style>
    <style:style style:name="T29" style:family="text">
      <style:text-properties fo:color="#000000" style:font-name="Liberation Sans1" fo:font-style="normal" fo:font-weight="normal" style:font-name-asian="教育部標準楷書" style:font-style-asian="normal" style:font-weight-asian="normal" style:font-name-complex="新細明體1"/>
    </style:style>
    <style:style style:name="T30" style:family="text">
      <style:text-properties fo:color="#000000" style:font-name="Liberation Sans1" fo:font-style="normal" fo:font-weight="normal" style:font-name-asian="教育部標準楷書" style:font-style-asian="normal" style:font-weight-asian="normal" style:font-name-complex="細明體"/>
    </style:style>
    <style:style style:name="T31" style:family="text">
      <style:text-properties fo:color="#000000" style:font-name="Liberation Sans1" fo:font-style="normal" fo:font-weight="normal" style:font-name-asian="教育部標準楷書" style:font-style-asian="normal" style:font-weight-asian="normal" style:font-name-complex="標楷體"/>
    </style:style>
    <style:style style:name="T32" style:family="text">
      <style:text-properties fo:color="#000000" style:font-name="Liberation Sans1" fo:font-size="11.5pt" fo:font-style="normal" style:text-underline-style="none" fo:font-weight="normal" style:font-name-asian="教育部標準楷書" style:font-size-asian="11.5pt" style:font-style-asian="normal" style:font-weight-asian="normal" style:font-name-complex="Verdana" style:font-size-complex="11.5pt"/>
    </style:style>
    <style:style style:name="T33" style:family="text">
      <style:text-properties fo:color="#000000" style:font-name="文泉驛微米黑" officeooo:rsid="001cdd94" style:font-name-asian="文泉驛微米黑" style:font-name-complex="標楷體"/>
    </style:style>
    <style:style style:name="T34" style:family="text">
      <style:text-properties fo:color="#000000" style:font-name="文泉驛微米黑" fo:font-weight="bold" officeooo:rsid="00106bff" style:font-name-asian="文泉驛微米黑" style:font-weight-asian="bold" style:font-name-complex="Source Han Sans Normal"/>
    </style:style>
    <style:style style:name="T35" style:family="text">
      <style:text-properties fo:color="#000000" style:font-name="文泉驛微米黑" fo:font-size="10.5pt" officeooo:rsid="001cdd94" style:font-name-asian="文泉驛微米黑" style:font-size-asian="10.5pt" style:font-name-complex="標楷體" style:font-size-complex="10.5pt"/>
    </style:style>
    <style:style style:name="T36" style:family="text">
      <style:text-properties fo:color="#000000" style:font-name="文泉驛微米黑" fo:font-size="10.5pt" fo:font-style="normal" fo:font-weight="normal" officeooo:rsid="001cdd94" style:font-name-asian="文泉驛微米黑" style:font-size-asian="10.5pt" style:font-style-asian="normal" style:font-weight-asian="normal" style:font-name-complex="標楷體" style:font-size-complex="10.5pt"/>
    </style:style>
    <style:style style:name="T37" style:family="text">
      <style:text-properties fo:color="#000000" style:font-name="文泉驛微米黑" fo:font-style="normal" fo:font-weight="normal" officeooo:rsid="001cdd94" style:font-name-asian="文泉驛微米黑" style:font-style-asian="normal" style:font-weight-asian="normal" style:font-name-complex="標楷體"/>
    </style:style>
    <style:style style:name="T38" style:family="text">
      <style:text-properties style:font-name-complex="細明體"/>
    </style:style>
    <style:style style:name="T39" style:family="text">
      <style:text-properties style:font-name-complex="細明體" style:font-weight-complex="bold"/>
    </style:style>
    <style:style style:name="T40" style:family="text">
      <style:text-properties officeooo:rsid="00247da4" style:font-name-complex="細明體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text-underline-style="solid" style:text-underline-width="auto" style:text-underline-color="font-color" style:font-name-complex="Times New Roman"/>
    </style:style>
    <style:style style:name="T43" style:family="text">
      <style:text-properties style:text-underline-style="solid" style:text-underline-width="auto" style:text-underline-color="font-color" officeooo:rsid="00247da4" style:font-name-complex="Times New Roman"/>
    </style:style>
    <style:style style:name="T44" style:family="text">
      <style:text-properties style:text-underline-style="solid" style:text-underline-width="auto" style:text-underline-color="font-color" officeooo:rsid="00257873" style:font-name-complex="Times New Roman"/>
    </style:style>
    <style:style style:name="T45" style:family="text">
      <style:text-properties style:text-underline-style="solid" style:text-underline-width="auto" style:text-underline-color="font-color" officeooo:rsid="00270f82" style:font-name-complex="Times New Roman"/>
    </style:style>
    <style:style style:name="T46" style:family="text">
      <style:text-properties style:text-underline-style="solid" style:text-underline-width="auto" style:text-underline-color="font-color" officeooo:rsid="00247da4" style:font-name-complex="細明體"/>
    </style:style>
    <style:style style:name="T47" style:family="text">
      <style:text-properties style:text-underline-style="solid" style:text-underline-width="auto" style:text-underline-color="font-color" officeooo:rsid="00247da4"/>
    </style:style>
    <style:style style:name="T48" style:family="text">
      <style:text-properties style:text-underline-style="solid" style:text-underline-width="auto" style:text-underline-color="font-color" officeooo:rsid="00257873"/>
    </style:style>
    <style:style style:name="T49" style:family="text">
      <style:text-properties style:text-underline-style="solid" style:text-underline-width="auto" style:text-underline-color="font-color" officeooo:rsid="00270f82"/>
    </style:style>
    <style:style style:name="T50" style:family="text">
      <style:text-properties fo:color="#ff0000"/>
    </style:style>
    <style:style style:name="T51" style:family="text">
      <style:text-properties fo:color="#ff0000" style:text-outline="false" fo:font-size="16pt" fo:text-shadow="none" style:text-underline-style="solid" style:text-underline-width="auto" style:text-underline-color="font-color" style:font-size-asian="16pt" style:font-name-complex="Times New Roman" style:font-size-complex="16pt" style:font-style-complex="italic" style:font-weight-complex="bold"/>
    </style:style>
    <style:style style:name="T52" style:family="text">
      <style:text-properties fo:color="#ff0000" style:font-name-complex="Times New Roman"/>
    </style:style>
    <style:style style:name="T53" style:family="text">
      <style:text-properties fo:color="#ff0000" style:font-name-complex="細明體"/>
    </style:style>
    <style:style style:name="T54" style:family="text">
      <style:text-properties fo:color="#ff0000" style:font-name-complex="Verdana"/>
    </style:style>
    <style:style style:name="T55" style:family="text">
      <style:text-properties fo:color="#ff0000" style:font-name-complex="標楷體" style:font-weight-complex="bold"/>
    </style:style>
    <style:style style:name="T56" style:family="text">
      <style:text-properties fo:color="#ff0000" officeooo:rsid="002288af" style:font-name-complex="標楷體" style:font-weight-complex="bold"/>
    </style:style>
    <style:style style:name="T57" style:family="text">
      <style:text-properties fo:letter-spacing="0.106cm"/>
    </style:style>
    <style:style style:name="T58" style:family="text">
      <style:text-properties style:font-name-complex="新細明體1"/>
    </style:style>
    <style:style style:name="T59" style:family="text">
      <style:text-properties style:font-name-complex="新細明體1" style:font-weight-complex="bold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fo:font-size="14pt" style:font-size-asian="14pt" style:font-size-complex="14pt"/>
    </style:style>
    <style:style style:name="T62" style:family="text">
      <style:text-properties fo:letter-spacing="0.132cm" style:font-name-complex="細明體"/>
    </style:style>
    <style:style style:name="T63" style:family="text">
      <style:text-properties fo:letter-spacing="0.026cm" style:font-name-complex="細明體"/>
    </style:style>
    <style:style style:name="T64" style:family="text">
      <style:text-properties style:text-underline-style="none"/>
    </style:style>
    <style:style style:name="T65" style:family="text">
      <style:text-properties style:text-underline-style="none" style:font-size-asian="11pt"/>
    </style:style>
    <style:style style:name="T66" style:family="text">
      <style:text-properties style:font-name-complex="Times New Roman"/>
    </style:style>
    <style:style style:name="T67" style:family="text">
      <style:text-properties fo:font-size="6pt" style:font-size-asian="6pt" style:font-size-complex="6pt"/>
    </style:style>
    <style:style style:name="T68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69" style:family="text">
      <style:text-properties fo:font-size="10pt" style:text-underline-style="solid" style:text-underline-width="auto" style:text-underline-color="font-color" style:font-size-asian="10pt" style:font-name-complex="新細明體1" style:font-size-complex="10pt"/>
    </style:style>
    <style:style style:name="T70" style:family="text">
      <style:text-properties fo:font-size="11pt" fo:language="en" fo:country="US" style:text-underline-style="none"/>
    </style:style>
    <style:style style:name="T71" style:family="text">
      <style:text-properties fo:font-size="12pt" style:font-size-asian="12pt" style:font-name-complex="Times New Roman" style:font-size-complex="12pt"/>
    </style:style>
    <style:style style:name="T72" style:family="text">
      <style:text-properties fo:font-size="11.5pt" style:font-size-asian="11.5pt" style:font-name-complex="Verdana" style:font-size-complex="11.5pt"/>
    </style:style>
    <style:style style:name="T73" style:family="text">
      <style:text-properties style:font-name="Liberation Sans1" fo:font-style="normal" fo:font-weight="normal" style:font-name-asian="教育部標準楷書" style:font-style-asian="normal" style:font-weight-asian="normal"/>
    </style:style>
    <style:style style:name="T74" style:family="text">
      <style:text-properties style:font-name="Liberation Sans1" fo:font-style="normal" fo:font-weight="normal" style:font-name-asian="教育部標準楷書" style:font-style-asian="normal" style:font-weight-asian="normal" style:font-name-complex="Times New Roman"/>
    </style:style>
    <style:style style:name="T75" style:family="text">
      <style:text-properties style:font-name="Liberation Sans1" fo:font-style="normal" fo:font-weight="normal" style:font-name-asian="教育部標準楷書" style:font-style-asian="normal" style:font-weight-asian="normal" style:font-name-complex="細明體"/>
    </style:style>
    <style:style style:name="T76" style:family="text">
      <style:text-properties style:font-name="Liberation Sans1" fo:font-style="normal" style:text-underline-style="solid" style:text-underline-width="auto" style:text-underline-color="font-color" fo:font-weight="normal" style:font-name-asian="教育部標準楷書" style:font-style-asian="normal" style:font-weight-asian="normal"/>
    </style:style>
    <style:style style:name="T77" style:family="text">
      <style:text-properties style:font-name="Liberation Sans1" fo:font-style="normal" style:text-underline-style="solid" style:text-underline-width="auto" style:text-underline-color="font-color" fo:font-weight="normal" style:font-name-asian="教育部標準楷書" style:font-style-asian="normal" style:font-weight-asian="normal" style:font-name-complex="Times New Roman"/>
    </style:style>
    <style:style style:name="T78" style:family="text">
      <style:text-properties style:font-name="Liberation Sans1" fo:font-style="normal" style:text-underline-style="solid" style:text-underline-width="auto" style:text-underline-color="font-color" fo:font-weight="normal" officeooo:rsid="00247da4" style:font-name-asian="教育部標準楷書" style:font-style-asian="normal" style:font-weight-asian="normal" style:font-name-complex="Times New Roman"/>
    </style:style>
    <style:style style:name="T79" style:family="text">
      <style:text-properties style:font-name="Liberation Sans1" fo:font-style="normal" style:text-underline-style="solid" style:text-underline-width="auto" style:text-underline-color="font-color" fo:font-weight="normal" style:font-name-asian="教育部標準楷書" style:font-style-asian="normal" style:font-weight-asian="normal" style:font-name-complex="細明體"/>
    </style:style>
    <style:style style:name="T80" style:family="text">
      <style:text-properties style:font-name="Liberation Sans1" fo:font-style="normal" style:text-underline-style="solid" style:text-underline-width="auto" style:text-underline-color="font-color" fo:font-weight="normal" officeooo:rsid="00247da4" style:font-name-asian="教育部標準楷書" style:font-style-asian="normal" style:font-weight-asian="normal" style:font-name-complex="細明體"/>
    </style:style>
    <style:style style:name="T81" style:family="text">
      <style:text-properties style:font-name="Liberation Sans1" fo:font-style="normal" style:text-underline-style="solid" style:text-underline-width="auto" style:text-underline-color="font-color" fo:font-weight="normal" officeooo:rsid="00247da4" style:font-name-asian="教育部標準楷書" style:font-style-asian="normal" style:font-weight-asian="normal"/>
    </style:style>
    <style:style style:name="T82" style:family="text">
      <style:text-properties officeooo:rsid="00247da4"/>
    </style:style>
    <style:style style:name="T83" style:family="text">
      <style:text-properties officeooo:rsid="00270f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中華民國國際標準書號中心</text:p>
      <text:p text:style-name="P56">國際標準書號/出版品預行編目申請單</text:p>
      <text:p text:style-name="P18">填表日期： <text:span text:style-name="T82">106 <text:s/></text:span>年 <text:span text:style-name="T82">4</text:span> <text:s/>月 <text:span text:style-name="T83">12</text:span> 日</text:p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41"><text:span text:style-name="T39">申請單位：　（</text:span>申請單位、地址、電話、傳真、電子郵件如有異動，請通知本中心<text:span text:style-name="T39">）</text:span></text:p>
            <text:p text:style-name="P4"><text:span text:style-name="T66"><text:s text:c="2"/></text:span><text:span text:style-name="T38">全</text:span><text:span text:style-name="T66"> <text:s text:c="5"/></text:span><text:span text:style-name="T38">名： </text:span><text:span text:style-name="T40">中華民國軟體自由協會</text:span><text:span text:style-name="T41"> <text:s text:c="31"/></text:span><text:span text:style-name="T42"><text:s text:c="114"/></text:span></text:p>
            <text:p text:style-name="P4"><text:span text:style-name="T66"><text:s text:c="2"/></text:span><text:span text:style-name="T38">地</text:span><text:span text:style-name="T66"> <text:s text:c="5"/></text:span><text:span text:style-name="T38">址： </text:span><text:span text:style-name="T40">新北市汐止區汐萬路三段199巷26弄4號</text:span><text:span text:style-name="T41"> <text:s text:c="68"/></text:span><text:span text:style-name="T42"><text:s text:c="72"/></text:span><text:span text:style-name="T41"><text:s text:c="5"/></text:span></text:p>
            <text:p text:style-name="P2"><text:span text:style-name="T74"><text:s text:c="2"/></text:span><text:span text:style-name="T75">填</text:span><text:span text:style-name="T74"> </text:span><text:span text:style-name="T75">表</text:span><text:span text:style-name="T74"> </text:span><text:span text:style-name="T75">人：</text:span><text:span text:style-name="T76"> <text:s/></text:span><text:span text:style-name="T81">翁佳驥</text:span><text:span text:style-name="T77"> <text:s text:c="6"/></text:span><text:span text:style-name="T76"><text:s/></text:span><text:span text:style-name="T73"><text:s/></text:span><text:span text:style-name="T75">電話：</text:span><text:span text:style-name="T79">（</text:span><text:span text:style-name="T80">02</text:span><text:span text:style-name="T79">）</text:span><text:span text:style-name="T80">5593-3701</text:span><text:span text:style-name="T78"> <text:s/></text:span></text:p>
            <text:p text:style-name="P6">◎電子郵件：<text:span text:style-name="T42"> <text:s text:c="2"/></text:span><text:a xlink:type="simple" xlink:href="mailto:franklin@slat.org" text:style-name="Internet_20_link" text:visited-style-name="Visited_20_Internet_20_Link"><text:span text:style-name="T47">franklin@slat.org</text:span></text:a><text:span text:style-name="T47"> <text:s/></text:span><text:s/>傳真：<text:span text:style-name="T41">（</text:span><text:span text:style-name="T43">02</text:span><text:span text:style-name="T41">）</text:span><text:span text:style-name="T47">7741-7371</text:span><text:span text:style-name="T42"> <text:s text:c="4"/></text:span><text:span text:style-name="T41"><text:s text:c="6"/></text:span></text:p>
            <text:p text:style-name="P22"><text:span text:style-name="T66">◎</text:span>回覆方式請擇一勾選：<text:span text:style-name="T66"> </text:span><text:span text:style-name="T10">□</text:span>傳真<text:span text:style-name="T66"> </text:span><text:span text:style-name="T34">✓</text:span>電子郵件<text:span text:style-name="T66"> <text:s/></text:span><text:span text:style-name="T10">□</text:span>郵寄<text:span text:style-name="T66"> <text:s/></text:span><text:span text:style-name="T10">□</text:span>網路取件<text:span text:style-name="T66"> <text:s/></text:span><text:span text:style-name="T10">□</text:span>臨櫃取件</text:p>
          </table:table-cell>
        </table:table-row>
        <table:table-row table:style-name="表格1.2">
          <table:table-cell table:style-name="表格1.A1" office:value-type="string">
            <text:p text:style-name="P42"><text:span text:style-name="T66"><text:s/></text:span><text:span text:style-name="T38">1.出版者名稱（書名頁或版權頁上）</text:span> </text:p>
            <text:p text:style-name="P14"><text:s text:c="3"/><text:span text:style-name="T66"><text:s/></text:span><text:span text:style-name="T41"><text:s text:c="3"/></text:span><text:span text:style-name="T46">中華民國軟體自由協會</text:span><text:span text:style-name="T41"> <text:s text:c="21"/></text:span><text:span text:style-name="T42"><text:s text:c="89"/></text:span></text:p>
            <text:p text:style-name="P43"><text:span text:style-name="T66"><text:s/></text:span><text:span text:style-name="T38">2.書名及副書名（書名頁或版權頁上）</text:span> </text:p>
            <text:p text:style-name="P52"><text:span text:style-name="T66"><text:s text:c="3"/></text:span><text:span text:style-name="T41"><text:s text:c="4"/></text:span><text:span text:style-name="T47">偷插電的資訊科學教師手冊</text:span><text:span text:style-name="T41"> <text:s text:c="62"/></text:span><text:span text:style-name="T42"><text:s text:c="90"/></text:span></text:p>
            <text:p text:style-name="P42"><text:span text:style-name="T66"><text:s/></text:span><text:span text:style-name="T38">3.著者及合著者（書名頁或版權頁上，請依序填寫）</text:span></text:p>
            <text:p text:style-name="P53"><text:span text:style-name="T66"><text:s text:c="3"/></text:span><text:span text:style-name="T41"><text:s text:c="4"/></text:span><text:span text:style-name="T47">謝宗翔、顏國雄</text:span><text:span text:style-name="T41"> <text:s text:c="61"/></text:span><text:span text:style-name="T42"><text:s text:c="91"/></text:span></text:p>
            <text:p text:style-name="P44"><text:span text:style-name="T52"><text:s/></text:span><text:span text:style-name="T38">4.版次（重印本請加註刷次）</text:span><text:span text:style-name="T42"> <text:s text:c="2"/></text:span><text:span text:style-name="T43">1</text:span><text:span text:style-name="T42"> <text:s text:c="2"/></text:span></text:p>
            <text:p text:style-name="P44"><text:span text:style-name="T66"><text:s/></text:span><text:span text:style-name="T38">5.</text:span><text:span text:style-name="T3">出版時間：</text:span><text:span text:style-name="T4"> </text:span><text:span text:style-name="T41"><text:s/></text:span><text:span text:style-name="T47">106</text:span><text:span text:style-name="T42"> </text:span><text:span text:style-name="T41"><text:s/></text:span><text:span text:style-name="T38">年</text:span><text:span text:style-name="T41"> <text:s/></text:span><text:span text:style-name="T49">4 </text:span><text:span text:style-name="T42"><text:s text:c="2"/></text:span><text:span text:style-name="T38">月（依版權頁填寫）</text:span></text:p>
            <text:p text:style-name="P48"><text:span text:style-name="T66"><text:s/></text:span>6.<text:span text:style-name="T57">本書申請</text:span>：<text:span text:style-name="T33">✓</text:span>單行本號<text:span text:style-name="T58">碼</text:span><text:span text:style-name="T14">，</text:span>頁數：<text:span text:style-name="T41"> <text:s text:c="2"/></text:span><text:span text:style-name="T47">112 <text:s text:c="3"/></text:span><text:span text:style-name="T42"><text:s/></text:span>頁。</text:p>
            <text:p text:style-name="P10"><text:span text:style-name="T60"><text:s text:c="9"/></text:span>□只申請套<text:span text:style-name="T58">號</text:span><text:span text:style-name="T14">，</text:span>冊數：<text:span text:style-name="T41"> <text:s text:c="9"/></text:span><text:span text:style-name="T42"><text:s text:c="20"/></text:span><text:span text:style-name="T58">冊；</text:span>套書名稱：<text:span text:style-name="T42"> <text:s text:c="33"/></text:span></text:p>
            <text:p text:style-name="P13"><text:span text:style-name="T16"><text:s text:c="6"/>□</text:span>申請套號及單行本號碼，套書名稱：<text:span text:style-name="T42"> <text:s text:c="63"/></text:span></text:p>
            <text:p text:style-name="P20"><text:span text:style-name="T66"><text:s text:c="6"/></text:span>預計出版<text:span text:style-name="T42"> <text:s text:c="15"/></text:span>冊，此為第<text:span text:style-name="T42"> <text:s text:c="14"/></text:span><text:span text:style-name="T66"><text:s/></text:span>至 <text:span text:style-name="T42"><text:s text:c="15"/></text:span>冊。</text:p>
            <text:p text:style-name="P19"><text:span text:style-name="T66"><text:s text:c="6"/></text:span>一套價格：NT$<text:span text:style-name="T67"> </text:span><text:span text:style-name="T41"><text:s text:c="21"/></text:span><text:s/>（各冊價格、頁數請依序分冊填寫）</text:p>
            <text:p text:style-name="P26"><text:s text:c="2"/><text:span text:style-name="T58">第</text:span><text:span text:style-name="T41"> <text:s text:c="18"/></text:span><text:span text:style-name="T58">冊</text:span><text:span text:style-name="T14">，</text:span><text:span text:style-name="T58">價格：</text:span>NT$<text:span text:style-name="T41"> </text:span><text:span text:style-name="T68"><text:s text:c="23"/></text:span><text:span text:style-name="T14">，</text:span><text:span text:style-name="T58">頁數：</text:span><text:span text:style-name="T69"> <text:s text:c="23"/></text:span><text:span text:style-name="T58">頁</text:span></text:p>
            <text:p text:style-name="P57"/>
            <text:p text:style-name="P5"><text:span text:style-name="T66"><text:s/></text:span>7<text:span text:style-name="T38">.</text:span><text:span text:style-name="T62">本書規</text:span><text:span text:style-name="T63">格</text:span><text:span text:style-name="T38">：</text:span> <text:span text:style-name="T41"><text:s text:c="2"/></text:span><text:span text:style-name="T47">16</text:span><text:span text:style-name="T41"> <text:s text:c="2"/></text:span>開本；<text:span text:style-name="T41"> <text:s text:c="2"/></text:span><text:span text:style-name="T47">257 </text:span><text:span text:style-name="T41"><text:s text:c="3"/></text:span>公分X<text:span text:style-name="T41"> <text:s text:c="4"/></text:span><text:span text:style-name="T47">182</text:span><text:span text:style-name="T41"> <text:s text:c="5"/></text:span><text:span text:style-name="T38">公分</text:span><text:span text:style-name="T66"> </text:span><text:span text:style-name="T38">（高</text:span>X<text:span text:style-name="T38">廣）</text:span></text:p>
            <text:p text:style-name="P48"><text:s/>8<text:span text:style-name="T38">.本書裝訂方式：</text:span><text:span text:style-name="T10">□</text:span><text:span text:style-name="T38">精裝，價格</text:span><text:span text:style-name="T42"> <text:s text:c="10"/></text:span><text:span text:style-name="T66"><text:s/></text:span><text:span text:style-name="T33">✓</text:span><text:span text:style-name="T38">平裝，價格</text:span><text:span text:style-name="T42"> <text:s text:c="3"/></text:span><text:span text:style-name="T45">200元 </text:span><text:span text:style-name="T42"><text:s text:c="3"/></text:span></text:p>
            <text:p text:style-name="P45"><text:s text:c="14"/><text:span text:style-name="T61"><text:s text:c="2"/></text:span><text:span text:style-name="T17">□</text:span>其他裝訂（如：線裝、經摺裝等）<text:span text:style-name="T41"> <text:s text:c="11"/></text:span><text:span text:style-name="T38">，價格</text:span><text:span text:style-name="T42"> <text:s text:c="14"/></text:span></text:p>
            <text:p text:style-name="P45"><text:s text:c="14"/><text:span text:style-name="T61"><text:s text:c="2"/></text:span><text:span text:style-name="T17">□</text:span>附件（如：附DVD、CD等）<text:span text:style-name="T41"> <text:s text:c="37"/></text:span></text:p>
            <text:p text:style-name="P49"><text:s/>9.<text:span text:style-name="T2">本書作品語文</text:span><text:span text:style-name="T3">：（</text:span><text:span text:style-name="T2">必填 / </text:span><text:span text:style-name="T3">單選）</text:span></text:p>
            <text:p text:style-name="P54"><text:span text:style-name="T33">✓</text:span><text:span text:style-name="T3">正體中文</text:span><text:span text:style-name="T18"> <text:s text:c="4"/></text:span><text:span text:style-name="T10">□</text:span><text:span text:style-name="T3">簡體中文</text:span><text:span text:style-name="T18"> <text:s text:c="4"/></text:span><text:span text:style-name="T10">□</text:span><text:span text:style-name="T3">英文 <text:s/></text:span><text:span text:style-name="T18"><text:s text:c="2"/></text:span><text:span text:style-name="T10">□</text:span><text:span text:style-name="T3">日文 <text:s/></text:span><text:span text:style-name="T18"><text:s text:c="2"/></text:span><text:span text:style-name="T10">□</text:span><text:span text:style-name="T2">韓文 <text:s text:c="4"/></text:span><text:span text:style-name="T10">□</text:span><text:span text:style-name="T2">德文 <text:s text:c="4"/></text:span><text:span text:style-name="T10">□</text:span><text:span text:style-name="T2">法文 </text:span></text:p>
            <text:p text:style-name="P25"><text:span text:style-name="T2">□其他（請說明）：</text:span><text:span text:style-name="T42"> <text:s text:c="118"/></text:span></text:p>
            <text:p text:style-name="P40">10.<text:span text:style-name="T38">本書適讀對象</text:span>：（必填 / 單選）</text:p>
            <text:p text:style-name="P64"><text:span text:style-name="T33">✓</text:span><text:span text:style-name="T3">成人（一般）</text:span><text:span text:style-name="T18"> </text:span><text:span text:style-name="T13">□</text:span><text:span text:style-name="T3">成人（學術）</text:span><text:span text:style-name="T18"> </text:span><text:span text:style-name="T10">□</text:span><text:span text:style-name="T3">青少年 </text:span><text:span text:style-name="T10">□</text:span><text:span text:style-name="T3">兒童（</text:span><text:span text:style-name="T2">6-12</text:span><text:span text:style-name="T3">歲） </text:span><text:span text:style-name="T10">□</text:span><text:span text:style-name="T3">學前兒童</text:span><text:span text:style-name="T18"> <text:s/></text:span><text:span text:style-name="T10">□</text:span><text:span text:style-name="T2">樂齡</text:span></text:p>
            <text:p text:style-name="P42">11<text:span text:style-name="T2">.本書常用</text:span><text:span text:style-name="T3">圖書類別：（</text:span><text:span text:style-name="T2">必填 / </text:span><text:span text:style-name="T3">單選）</text:span></text:p>
            <text:p text:style-name="P59"><text:span text:style-name="T10">□</text:span><text:span text:style-name="T2">文學 <text:s text:c="2"/></text:span><text:span text:style-name="T10">□</text:span><text:span text:style-name="T2">小說 <text:s text:c="2"/></text:span><text:span text:style-name="T10">□</text:span><text:span text:style-name="T2">語言 <text:s/></text:span><text:span text:style-name="T10">□</text:span><text:span text:style-name="T2">字典工具書 <text:s/></text:span><text:span text:style-name="T13">□</text:span><text:span text:style-name="T2">教科書 </text:span></text:p>
            <text:p text:style-name="P59"><text:span text:style-name="T10">□</text:span><text:span text:style-name="T2">考試用書 <text:s text:c="2"/></text:span><text:span text:style-name="T10">□</text:span><text:span text:style-name="T2">漫畫書 <text:s text:c="3"/></text:span><text:span text:style-name="T10">□</text:span><text:span text:style-name="T2">心理勵志 <text:s text:c="2"/></text:span><text:span text:style-name="T33">✓</text:span><text:span text:style-name="T3">科學與技術</text:span><text:span text:style-name="T18"> <text:s text:c="2"/></text:span><text:span text:style-name="T2"><text:s/></text:span><text:span text:style-name="T10">□</text:span><text:span text:style-name="T3">醫學家政</text:span></text:p>
            <text:p text:style-name="P58"><text:span text:style-name="T10">□</text:span><text:span text:style-name="T3">商業與管理</text:span><text:span text:style-name="T18"> <text:s/></text:span><text:span text:style-name="T10">□</text:span><text:span text:style-name="T3">社會科學</text:span><text:span text:style-name="T18"> <text:s text:c="2"/></text:span><text:span text:style-name="T10">□</text:span><text:span text:style-name="T3">人文史地</text:span><text:span text:style-name="T2"> <text:s text:c="3"/></text:span><text:span text:style-name="T10">□</text:span><text:span text:style-name="T2">兒童讀物 <text:s text:c="3"/></text:span><text:span text:style-name="T10">□</text:span><text:span text:style-name="T2">藝術 </text:span></text:p>
            <text:p text:style-name="P58"><text:span text:style-name="T10">□</text:span><text:span text:style-name="T2">休閒旅遊 <text:s text:c="2"/></text:span><text:span text:style-name="T18"><text:s/></text:span><text:span text:style-name="T10">□</text:span><text:span text:style-name="T2">政府出版品 <text:s text:c="3"/></text:span><text:span text:style-name="T10">□</text:span><text:span text:style-name="T2">其他</text:span><text:span text:style-name="T18"> <text:s/></text:span></text:p>
            <text:p text:style-name="P50">12<text:span text:style-name="T58">.</text:span><text:span text:style-name="T2">圖書分級：（必填 / 單選）</text:span><text:span text:style-name="T5"> <text:s text:c="3"/></text:span><text:span text:style-name="T35">✓</text:span><text:span text:style-name="T2">普遍級 <text:s text:c="11"/></text:span><text:span text:style-name="T10">□</text:span><text:span text:style-name="T2">限制級</text:span></text:p>
            <text:p text:style-name="P27"><text:soft-page-break/>※依「兒童及少年福利與權益保障法」第44條規定，出版者應對出版品進行分級。</text:p>
            <text:p text:style-name="P42">13<text:span text:style-name="T58">.</text:span><text:span text:style-name="T2">本書若為翻譯作品：</text:span><text:span text:style-name="T3">（以下</text:span><text:span text:style-name="T2">必填</text:span><text:span text:style-name="T3">）</text:span></text:p>
            <text:p text:style-name="P3"><text:span text:style-name="T2">（1）</text:span><text:span text:style-name="T3">原書書名</text:span><text:span text:style-name="T18"> </text:span><text:span text:style-name="T2">：</text:span><text:span text:style-name="T3">__________________________________________________</text:span></text:p>
            <text:p text:style-name="P7"><text:span text:style-name="T2">（2）原書語文 ：</text:span><text:span text:style-name="T10">□</text:span><text:span text:style-name="T2">英文 <text:s text:c="3"/></text:span><text:span text:style-name="T10">□</text:span><text:span text:style-name="T2">日文 <text:s text:c="3"/></text:span><text:span text:style-name="T10">□</text:span><text:span text:style-name="T2">韓文 <text:s text:c="3"/></text:span><text:span text:style-name="T10">□</text:span><text:span text:style-name="T2">德文 <text:s text:c="3"/></text:span><text:span text:style-name="T10">□</text:span><text:span text:style-name="T2">法文 <text:s text:c="3"/></text:span><text:span text:style-name="T10">□</text:span><text:span text:style-name="T2">簡體中文 </text:span></text:p>
            <text:p text:style-name="P60"><text:span text:style-name="T2"><text:s/></text:span><text:span text:style-name="T10">□</text:span><text:span text:style-name="T2">其他（請說明）</text:span><text:span text:style-name="T3">：</text:span><text:span text:style-name="T41"> <text:s text:c="37"/></text:span></text:p>
            <text:p text:style-name="P51"><text:span text:style-name="T2">（3）</text:span><text:span text:style-name="T3">原書國別</text:span><text:span text:style-name="T18"> </text:span><text:span text:style-name="T3">：</text:span><text:span text:style-name="T10">□</text:span><text:span text:style-name="T3">美國</text:span><text:span text:style-name="T18"> <text:s/></text:span><text:span text:style-name="T10">□</text:span><text:span text:style-name="T3">英國</text:span><text:span text:style-name="T18"> <text:s/></text:span><text:span text:style-name="T10">□</text:span><text:span text:style-name="T2">日本 <text:s/></text:span><text:span text:style-name="T10">□</text:span><text:span text:style-name="T2">韓國 <text:s/></text:span><text:span text:style-name="T10">□</text:span><text:span text:style-name="T2">中國大陸 </text:span><text:span text:style-name="T10">□</text:span><text:span text:style-name="T2">其他（請說明）：_____</text:span></text:p>
          </table:table-cell>
        </table:table-row>
        <table:table-row table:style-name="表格1.3">
          <table:table-cell table:style-name="表格1.A1" office:value-type="string">
            <text:p text:style-name="P8"><text:span text:style-name="Definition_20_Term_20_字元"><text:span text:style-name="T73">14</text:span></text:span><text:span text:style-name="T29">.是否申請出版品預行編目（CIP）</text:span><text:span text:style-name="T37">✓</text:span><text:span text:style-name="T30">是 <text:s text:c="3"/>□否（若填否，以下免填）</text:span></text:p>
            <text:p text:style-name="P28">※出版品屬下述範圍者，不需申請出版品預行編目，以下免填</text:p>
            <text:p text:style-name="P55"><text:span text:style-name="T53">中小學教科書、考試題庫、外文書、連環</text:span><text:span text:style-name="T50">漫畫書</text:span><text:span text:style-name="T53">、</text:span><text:span text:style-name="T50">樂譜</text:span><text:span text:style-name="T53">、</text:span><text:span text:style-name="T50">單張地圖</text:span><text:span text:style-name="T53">、</text:span><text:span text:style-name="T50">盲人點字書</text:span><text:span text:style-name="T53">、</text:span><text:span text:style-name="T50">寫真集</text:span><text:span text:style-name="T53">、</text:span></text:p>
            <text:p text:style-name="P55"><text:span text:style-name="T50">未滿</text:span><text:span text:style-name="T54">５０</text:span><text:span text:style-name="T50">頁圖書</text:span><text:span text:style-name="T53">、</text:span><text:span text:style-name="T50">圖書以外的其他媒</text:span><text:span text:style-name="T53">體資料。</text:span></text:p>
            <text:p text:style-name="P29"><text:span text:style-name="T10">※如需申請出版品預行編目（</text:span><text:span text:style-name="T14">CIP</text:span><text:span text:style-name="T10">），請填下列資料</text:span></text:p>
            <text:p text:style-name="P16"><text:span text:style-name="Definition_20_Term_20_字元"><text:span text:style-name="T73">15</text:span></text:span><text:span text:style-name="T73">.本書屬於某叢書</text:span><text:span text:style-name="T74"> </text:span><text:span text:style-name="T36">✓</text:span><text:span text:style-name="T73">否</text:span><text:span text:style-name="T74"> <text:s text:c="2"/></text:span><text:span text:style-name="T31">□</text:span><text:span text:style-name="T75">是，叢書名</text:span><text:span text:style-name="T74"> </text:span><text:span text:style-name="T77"><text:s text:c="8"/></text:span><text:span text:style-name="T75">叢書號</text:span><text:span text:style-name="T74"> </text:span><text:span text:style-name="T77"><text:s text:c="9"/></text:span></text:p>
            <text:p text:style-name="P15"><text:span text:style-name="Definition_20_Term_20_字元"><text:span text:style-name="T73">16</text:span></text:span><text:span text:style-name="T73">.主題簡述</text:span><text:span text:style-name="T74"> </text:span><text:span text:style-name="T73">（一、為中國小說請註明長、短篇；二、為翻譯小說請註明作者國籍）</text:span></text:p>
            <text:p text:style-name="P17"><text:span text:style-name="T42"><text:s/></text:span><text:span text:style-name="T44">因應 107 年度資訊課綱，基於「不插電的資訊科學」內容衍生出來的，</text:span></text:p>
            <text:p text:style-name="P61">適合國中資訊課內容之教師手冊</text:p>
            <text:p text:style-name="P46">17.建議主題詞／關鍵詞 <text:span text:style-name="T41"><text:s text:c="2"/></text:span><text:span text:style-name="T48">資訊科學，教師手冊</text:span><text:span text:style-name="T41"> <text:s/></text:span><text:span text:style-name="T65">（參考網址</text:span><text:span text:style-name="T70">http://goo.gl/3lDjAQ</text:span><text:span text:style-name="T65">）</text:span><text:span text:style-name="T64"> <text:s/></text:span></text:p>
            <text:p text:style-name="P47">18.建議分類號碼<text:span text:style-name="T41"> <text:s text:c="2"/></text:span><text:span text:style-name="T48">312 </text:span><text:span text:style-name="T41"><text:s text:c="3"/></text:span></text:p>
          </table:table-cell>
        </table:table-row>
      </table:table>
      <text:p text:style-name="P24">※注意事項，敬請配合：</text:p>
      <text:p text:style-name="P30"><text:span text:style-name="T14">1.</text:span><text:span text:style-name="T15">申請需附印刷前</text:span><text:span text:style-name="T6">排版定稿</text:span><text:span text:style-name="T19"> </text:span><text:span text:style-name="T15">之</text:span><text:span text:style-name="T7">書名頁</text:span><text:span text:style-name="T8">、 </text:span><text:span text:style-name="T7">版權頁</text:span><text:span text:style-name="T9">、</text:span><text:span text:style-name="T7">目次</text:span><text:span text:style-name="T9">、</text:span><text:span text:style-name="T7">序言</text:span><text:span text:style-name="T15">（或部分內容）等附件之清樣影本（其他媒體附出版品標籤）</text:span><text:span text:style-name="T14">。</text:span></text:p>
      <text:p text:style-name="P31"><text:span text:style-name="T14">2.</text:span><text:span text:style-name="T18">申辦傳真</text:span><text:span text:style-name="T14">：（</text:span><text:span text:style-name="T21">02</text:span><text:span text:style-name="T14">）</text:span><text:span text:style-name="T21">2311-5330</text:span><text:span text:style-name="T14">，收件時間：</text:span><text:span text:style-name="T18">星期一上午8：30至星期五下午5：30</text:span></text:p>
      <text:p text:style-name="P32"><text:span text:style-name="T18">（例假日及國定假日停止收件）。本中心採記憶傳真收件，若有需要</text:span><text:span text:style-name="T15">來電確認，</text:span><text:span text:style-name="T18">請預留列印時間</text:span><text:span text:style-name="T15">（約</text:span><text:span text:style-name="T22">30</text:span><text:span text:style-name="T15">分鐘）。</text:span></text:p>
      <text:p text:style-name="P33"><text:span text:style-name="T18">3.</text:span><text:span text:style-name="T20">出版者</text:span><text:span text:style-name="T51">首次申請 </text:span><text:span text:style-name="T18">國際標準書號（ISBN），請增加填寫「</text:span><text:span text:style-name="T23">出版者識別號資料單</text:span><text:span text:style-name="T18">」。</text:span></text:p>
      <text:p text:style-name="P34"><text:span text:style-name="T11">※</text:span><text:span text:style-name="T18">其他相關事項</text:span><text:span text:style-name="T10">：</text:span></text:p>
      <text:p text:style-name="P35"><text:span text:style-name="T11"><text:s/>（1）圖書出版後請依</text:span><text:span text:style-name="T55">《圖書館法》</text:span><text:span text:style-name="T11">第十五條，</text:span><text:span text:style-name="T55">《國家圖書館全國出版品送存要點》第五條規定，於</text:span><text:span text:style-name="T54">３０</text:span><text:span text:style-name="T55">日內送存一份提供國家圖書館典藏。</text:span></text:p>
      <text:p text:style-name="P36"><text:span text:style-name="T11">請逕寄：國家圖書館 <text:s/></text:span><text:span text:style-name="T12">館藏發展及書目管理組</text:span><text:span text:style-name="T11"> <text:s/>收，</text:span><text:span text:style-name="T10">服務電話：</text:span><text:span text:style-name="T2">（</text:span><text:span text:style-name="T24">02</text:span><text:span text:style-name="T2">）</text:span><text:span text:style-name="T26">2361-9132</text:span><text:span text:style-name="T10">分機</text:span><text:span text:style-name="T26">139</text:span></text:p>
      <text:p text:style-name="P37"><text:span text:style-name="T11"><text:s/>（2）電子書送存服務</text:span><text:span text:style-name="T10">：</text:span></text:p>
      <text:p text:style-name="P38"><text:span text:style-name="T10">「電子書刊送存閱覽服務系統」（</text:span><text:span text:style-name="T24">http://ebook.ncl.edu.tw/webpac/</text:span><text:span text:style-name="T10">）</text:span></text:p>
      <text:p text:style-name="P39"><text:span text:style-name="T10">服務電話：</text:span><text:span text:style-name="T2">（</text:span><text:span text:style-name="T21">02</text:span><text:span text:style-name="T2">）</text:span><text:span text:style-name="T21">2361-9132</text:span><text:span text:style-name="T10">分機</text:span><text:span text:style-name="T21">132</text:span></text:p>
      <text:p text:style-name="P12"><text:span text:style-name="T55"><text:s/>（3）</text:span><text:span text:style-name="T50">GPN</text:span><text:span text:style-name="T55">政府出版品統一編號申辦</text:span><text:span text:style-name="T56">：</text:span></text:p>
      <text:p text:style-name="P62">請先洽貴機關專責人員，或請洽客服電話：（02）2395-6966分機2548</text:p>
      <text:p text:style-name="P63">若還有其他相關問題，請再與文化部聯繫，電話：（02）8512-6464。</text:p>
      <text:p text:style-name="P37"><text:span text:style-name="T11"><text:s/>（4）</text:span><text:span text:style-name="T10">對出版品分級有任何疑慮者，請洽詢中華出版倫理自律協會，電話：</text:span><text:span text:style-name="T25">（</text:span><text:span text:style-name="T24">02</text:span><text:span text:style-name="T25">）</text:span><text:span text:style-name="T24">2700-2257</text:span><text:span text:style-name="T10">。</text:span></text:p>
      <text:p text:style-name="P23"><text:span text:style-name="T59">※</text:span>諮詢服務：</text:p>
      <text:p text:style-name="P21">國家圖書館國際標準書號中心<text:span text:style-name="T66"> </text:span><text:span text:style-name="T71"><text:s text:c="36"/></text:span>地　址：10001臺北市中正區中山南路<text:span text:style-name="T72">20</text:span>號</text:p>
      <text:p text:style-name="P11"><text:span text:style-name="T2">電　話：（</text:span><text:span text:style-name="T26">02</text:span><text:span text:style-name="T2">）</text:span><text:span text:style-name="T26">2361-9132 </text:span><text:span text:style-name="T2">分機</text:span><text:span text:style-name="T18"> </text:span><text:span text:style-name="T26">701</text:span><text:span text:style-name="T2">~</text:span><text:span text:style-name="T26">706</text:span><text:span text:style-name="T27"> <text:s text:c="11"/></text:span><text:span text:style-name="T18">傳　真</text:span><text:span text:style-name="T2">：（</text:span><text:span text:style-name="T26">02</text:span><text:span text:style-name="T2">）</text:span><text:span text:style-name="T26">2311-5330</text:span></text:p>
      <text:p text:style-name="P9"><text:span text:style-name="T28">網　址：</text:span><text:a xlink:type="simple" xlink:href="http://isbn.ncl.edu.tw/" text:style-name="Internet_20_link" text:visited-style-name="Visited_20_Internet_20_Link"><text:span text:style-name="Internet_20_link"><text:span text:style-name="T32">http://isbn.ncl.edu.tw</text:span></text:span></text:a><text:span text:style-name="T28"> （網路取件、申請進度查詢）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細明體" svg:font-family="細明體, MingLiU" style:font-family-generic="modern"/>
    <style:font-face style:name="標楷體" svg:font-family="標楷體" style:font-family-generic="script"/>
    <style:font-face style:name="Source Han Sans Normal" svg:font-family="'Source Han Sans Normal'" style:font-family-generic="swiss"/>
    <style:font-face style:name="Liberation Sans1" svg:font-family="'Liberation Sans'" style:font-adornments="標準" style:font-pitch="variable"/>
    <style:font-face style:name="教育部標準楷書" svg:font-family="教育部標準楷書" style:font-adornments="標準" style:font-pitch="variable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76cm" fo:margin-bottom="0.176cm" loext:contextual-spacing="false" fo:orphans="0" fo:widows="0" style:text-autospace="none" style:writing-mode="lr-tb"/>
      <style:text-properties style:use-window-font-color="true" style:font-name="細明體" fo:font-family="細明體, MingLiU" style:font-family-generic="modern" fo:font-size="12pt" fo:language="en" fo:country="US" style:font-name-asian="細明體" style:font-family-asian="細明體, MingLiU" style:font-family-generic-asian="modern" style:font-size-asian="12pt" style:language-asian="zh" style:country-asian="TW" style:font-name-complex="細明體" style:font-family-complex="細明體, MingLiU" style:font-family-generic-complex="moder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 loext:contextual-spacing="false"/>
      <style:text-properties style:font-name="Times New Roman" fo:font-family="'Times New Roman'" style:font-family-generic="roman" style:font-pitch="variable" style:font-name-asian="新細明體1" style:font-family-asian="新細明體, PMingLiU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loext:contextual-spacing="false" fo:text-indent="0cm" style:auto-text-indent="false"/>
      <style:text-properties style:font-name="Times New Roman" fo:font-family="'Times New Roman'" style:font-family-generic="roman" style:font-pitch="variable" style:font-name-asian="新細明體1" style:font-family-asian="新細明體, PMingLiU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Internet_20_link" style:display-name="Internet link" style:family="text" style:parent-style-name="預設段落字型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text" style:parent-style-name="預設段落字型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預設段落字型">
      <style:text-properties fo:color="#800080" style:text-underline-style="solid" style:text-underline-width="auto" style:text-underline-color="font-color"/>
    </style:style>
    <style:style style:name="Definition_20_Term_20_字元" style:display-name="Definition Term 字元" style:family="text" style:parent-style-name="預設段落字型">
      <style:text-properties fo:font-size="12pt" fo:language="en" fo:country="US" style:font-name-asian="新細明體1" style:font-family-asian="新細明體, PMingLiU" style:font-family-generic-asian="roman" style:font-pitch-asian="variable" style:font-size-asian="12pt" style:language-asian="zh" style:country-asian="TW" style:font-size-complex="12pt" style:language-complex="ar" style:country-complex="SA"/>
    </style:style>
    <style:style style:name="Definition_20_List_20_字元" style:display-name="Definition List 字元" style:family="text" style:parent-style-name="預設段落字型">
      <style:text-properties fo:font-size="12pt" fo:language="en" fo:country="US" style:font-name-asian="新細明體1" style:font-family-asian="新細明體, PMingLiU" style:font-family-generic-asian="roman" style:font-pitch-asian="variable" style:font-size-asian="12pt" style:language-asian="zh" style:country-asian="TW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" style:font-name-complex="Times New Roman"/>
    </style:style>
    <style:style style:name="MT1" style:family="text">
      <style:text-properties officeooo:rsid="002288af"/>
    </style:style>
    <style:page-layout style:name="Mpm1">
      <style:page-layout-properties fo:page-width="21.001cm" fo:page-height="29.7cm" style:num-format="1" style:print-orientation="portrait" fo:margin-top="1.27cm" fo:margin-bottom="0.42cm" fo:margin-left="1.591cm" fo:margin-right="1.591cm" style:writing-mode="lr-tb" style:layout-grid-color="#c0c0c0" style:layout-grid-lines="44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5cm" fo:margin-left="0cm" fo:margin-right="0cm" fo:margin-top="0.7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2016.0<text:span text:style-name="MT1">9</text:span></text:p>
      </style:footer>
      <style:footer-first>
        <text:p text:style-name="MP1">續下頁</text:p>
        <text:p text:style-name="MP1">2016.0<text:span text:style-name="MT1">9</text:span></text:p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中華民國國際標準書號中心國際標準書號申請單</dc:title>
    <meta:initial-creator>user</meta:initial-creator>
    <meta:creation-date>2016-02-16T09:37:00</meta:creation-date>
    <dc:date>2017-04-12T14:50:33.999954196</dc:date>
    <meta:print-date>2016-04-26T16:33:38.727000000</meta:print-date>
    <meta:editing-cycles>19</meta:editing-cycles>
    <meta:editing-duration>PT6H8M33S</meta:editing-duration>
    <meta:generator>LibreOffice/5.2.5.1$Linux_X86_64 LibreOffice_project/20m0$Build-1</meta:generator>
    <meta:document-statistic meta:table-count="1" meta:image-count="0" meta:object-count="0" meta:page-count="2" meta:paragraph-count="77" meta:word-count="1587" meta:character-count="3601" meta:non-whitespace-character-count="1920"/>
  </office:meta>
</office:document-meta>
</file>